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33214" officeooo:paragraph-rsid="00033214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048514" officeooo:paragraph-rsid="00048514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048514" officeooo:paragraph-rsid="00048514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0556d7" officeooo:paragraph-rsid="000556d7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0556d7" officeooo:paragraph-rsid="000556d7" style:font-size-asian="11.3500003814697pt" style:font-weight-asian="normal" style:font-size-complex="13pt" style:font-weight-complex="normal"/>
    </style:style>
    <style:style style:name="T1" style:family="text">
      <style:text-properties officeooo:rsid="000556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пецификация</text:p>
      <text:p text:style-name="P1"/>
      <text:p text:style-name="P2">Цель: <text:span text:style-name="T1">Продажи эксурсий для школьников</text:span></text:p>
      <text:p text:style-name="P2"/>
      <text:p text:style-name="P2">Задачи:</text:p>
      <text:p text:style-name="P4">Информирование</text:p>
      <text:p text:style-name="P4">Продажи</text:p>
      <text:p text:style-name="P4">Реклама</text:p>
      <text:p text:style-name="P4"/>
      <text:p text:style-name="P5">Основные приоритеты:</text:p>
      <text:p text:style-name="P5">1. Контакты</text:p>
      <text:p text:style-name="P5">2. Туры по России</text:p>
      <text:p text:style-name="P5">3. Базы отдыха</text:p>
      <text:p text:style-name="P5">4. Туры за рубеж</text:p>
      <text:p text:style-name="P5">5. Экскурсии по Омску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5:30:13.051539136</meta:creation-date>
    <dc:date>2018-01-22T12:59:12.543418955</dc:date>
    <meta:editing-duration>PT7M4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29" meta:character-count="183" meta:non-whitespace-character-count="166"/>
  </office:meta>
</office:document-meta>
</file>